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8" style:family="paragraph" style:parent-style-name="Subtitle">
      <style:text-properties officeooo:rsid="0010924f" officeooo:paragraph-rsid="0005aa60"/>
    </style:style>
    <style:style style:name="P19" style:family="paragraph" style:parent-style-name="Title">
      <style:text-properties officeooo:rsid="0010924f" officeooo:paragraph-rsid="0005aa60"/>
    </style:style>
    <style:style style:name="P20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T10" style:family="text">
      <style:text-properties officeooo:rsid="000c3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>DA Lab <text:span text:style-name="T1">3</text:span></text:p>
      <text:p text:style-name="P18"><text:span text:style-name="T1">Time Series </text:span>Analysis of <text:span text:style-name="T2">Death Due to Lung Cancer</text:span><text:span text:style-name="T1"> </text:span>Dataset</text:p>
      <text:h text:style-name="P20" text:outline-level="1">Name: Dheeraj Chaudhary</text:h>
      <text:h text:style-name="P2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6"><text:s text:c="6"/><text:span text:style-name="T4">Jan <text:s/>Feb <text:s/>Mar <text:s/>Apr <text:s/>May <text:s/>Jun <text:s/>Jul <text:s/>Aug <text:s/>Sep <text:s/>Oct <text:s/>Nov <text:s/>Dec</text:span></text:p>
      <text:p text:style-name="P17">1974 2134 1863 1877 1877 1492 1249 1280 1131 1209 1492 1621 1846</text:p>
      <text:p text:style-name="P17">1975 2103 2137 2153 1833 1403 1288 1186 1133 1053 1347 1545 2066</text:p>
      <text:p text:style-name="P17">1976 2020 2750 2283 1479 1189 1160 1113 <text:s/>970 <text:s/>999 1208 1467 2059</text:p>
      <text:p text:style-name="P17">1977 2240 1634 1722 1801 1246 1162 1087 1013 <text:s/>959 1179 1229 1655</text:p>
      <text:p text:style-name="P17">1978 2019 2284 1942 1423 1340 1187 1098 1004 <text:s/>970 1140 1110 1812</text:p>
      <text:p text:style-name="P17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  <text:p text:style-name="P11"/>
      <text:p text:style-name="P11">stlts &lt;- stl(time_series1, s.window = "periodic")</text:p>
      <text:p text:style-name="P11">plot(stlts)</text:p>
      <text:p text:style-name="P1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2">############### PLOTTING TREND GRAPH SEPARATELY #################</text:p>
      <text:p text:style-name="P12">stlts$trend &lt;- stlts$time.series[,2]</text:p>
      <text:p text:style-name="P12">plot(stlts$trend)</text:p>
      <text:p text:style-name="P1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3"><text:soft-page-break/>################# TO CHECK SEASONALITY ######################</text:p>
      <text:p text:style-name="P13">stlts$seasonal &lt;- stlts$time.series[,1]</text:p>
      <text:p text:style-name="P13">plot(stlts$seasonal)</text:p>
      <text:p text:style-name="P1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4">############## RESIDUE AFTER REMOVING THE TREND AND SEASONALITY ##########</text:p>
      <text:p text:style-name="P14"/>
      <text:p text:style-name="P14">stlts$residue &lt;- (time_series1 -(stlts$trend + stlts$seasona))</text:p>
      <text:p text:style-name="P14">plot(stlts$residue,main = "Residue after removing trend and seasonality",col = "<text:span text:style-name="T10">green</text:span>")</text:p>
      <text:p text:style-name="P1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15"><text:soft-page-break/>############## MODEL OF THE DATA USING HOLTWINTER METHOD FOR 75% OF DATA 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55:57.355801449</dc:date>
    <meta:editing-duration>PT16M13S</meta:editing-duration>
    <meta:editing-cycles>7</meta:editing-cycles>
    <meta:generator>LibreOffice/6.0.7.3$Linux_X86_64 LibreOffice_project/00m0$Build-3</meta:generator>
    <meta:document-statistic meta:table-count="0" meta:image-count="8" meta:object-count="0" meta:page-count="6" meta:paragraph-count="50" meta:word-count="288" meta:character-count="2112" meta:non-whitespace-character-count="1843"/>
  </office:meta>
</office:document-meta>
</file>